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46659b" officeooo:paragraph-rsid="0006e461" style:font-style-asian="normal" style:font-style-complex="normal"/>
    </style:style>
    <style:style style:name="P2" style:family="paragraph" style:parent-style-name="Standard">
      <style:text-properties fo:font-style="normal" officeooo:rsid="0043bc42" officeooo:paragraph-rsid="0006e461" style:font-style-asian="normal" style:font-style-complex="normal"/>
    </style:style>
    <style:style style:name="P3" style:family="paragraph" style:parent-style-name="Standard">
      <style:text-properties fo:font-style="normal" officeooo:rsid="0043e430" officeooo:paragraph-rsid="0006e461" style:font-style-asian="normal" style:font-style-complex="normal"/>
    </style:style>
    <style:style style:name="P4" style:family="paragraph" style:parent-style-name="Standard">
      <style:text-properties fo:font-style="normal" officeooo:rsid="01a23bd2" officeooo:paragraph-rsid="0006e461" style:font-style-asian="normal" style:font-style-complex="normal"/>
    </style:style>
    <style:style style:name="P5" style:family="paragraph" style:parent-style-name="Standard">
      <style:text-properties fo:font-style="normal" officeooo:rsid="00443034" officeooo:paragraph-rsid="0006e461" style:font-style-asian="normal" style:font-style-complex="normal"/>
    </style:style>
    <style:style style:name="P6" style:family="paragraph" style:parent-style-name="Standard">
      <style:text-properties fo:font-style="normal" officeooo:rsid="0045c324" officeooo:paragraph-rsid="0006e461" style:font-style-asian="normal" style:font-style-complex="normal"/>
    </style:style>
    <style:style style:name="P7" style:family="paragraph" style:parent-style-name="Standard">
      <style:text-properties officeooo:paragraph-rsid="0006e461"/>
    </style:style>
    <style:style style:name="P8" style:family="paragraph" style:parent-style-name="Heading_20_2">
      <style:paragraph-properties fo:text-align="center" style:justify-single-word="false"/>
      <style:text-properties fo:font-style="normal" officeooo:rsid="0043bc42" officeooo:paragraph-rsid="0006e461" style:font-style-asian="normal" style:font-style-complex="normal"/>
    </style:style>
    <style:style style:name="T1" style:family="text">
      <style:text-properties officeooo:rsid="01a1532c"/>
    </style:style>
    <style:style style:name="T2" style:family="text">
      <style:text-properties officeooo:rsid="0043bc42"/>
    </style:style>
    <style:style style:name="T3" style:family="text">
      <style:text-properties officeooo:rsid="013e8df5"/>
    </style:style>
    <style:style style:name="T4" style:family="text">
      <style:text-properties officeooo:rsid="0043e430"/>
    </style:style>
    <style:style style:name="T5" style:family="text">
      <style:text-properties officeooo:rsid="01a23bd2"/>
    </style:style>
    <style:style style:name="T6" style:family="text">
      <style:text-properties officeooo:rsid="01dcc57b"/>
    </style:style>
    <style:style style:name="T7" style:family="text">
      <style:text-properties officeooo:rsid="00747b2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443034" style:font-style-asian="italic" style:font-style-complex="italic"/>
    </style:style>
    <style:style style:name="T10" style:family="text">
      <style:text-properties officeooo:rsid="01a41bc7"/>
    </style:style>
    <style:style style:name="T11" style:family="text">
      <style:text-properties officeooo:rsid="00443034"/>
    </style:style>
    <style:style style:name="T12" style:family="text">
      <style:text-properties officeooo:rsid="0140314a"/>
    </style:style>
    <style:style style:name="T13" style:family="text">
      <style:text-properties officeooo:rsid="03528169"/>
    </style:style>
    <style:style style:name="T14" style:family="text">
      <style:text-properties officeooo:rsid="004665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/>
      <text:p text:style-name="P2">Должность старшей пионервожатой исполняла моя однокурсница, Ирина из Бахмача. </text:p>
      <text:p text:style-name="P2">Мне как-то не сразу дошло, что она меня обхаживает, пока не пригласила в старинную башню Седнева, <text:span text:style-name="T1">где</text:span> встроен романтический ресторан. </text:p>
      <text:p text:style-name="P2">Стены <text:span text:style-name="T1">там </text:span>в полтора метра, а <text:span text:style-name="T1">из бойниц видно как </text:span>по равнине, далеко внизу, галопом пролетают тени облаков, <text:span text:style-name="T1">словно</text:span> всадники разбойной ватаги.</text:p>
      <text:p text:style-name="P2">Она угощала ликёром из ежевики. Мне не понравился — слишком приторная хрень.</text:p>
      <text:p text:style-name="P2">За два года обучения у неё явно поменялись приоритеты и взгляд на жизнь, по сравнению с той ночью, что мы с ней провели на первом курсе.</text:p>
      <text:p text:style-name="P2">Однако, всерьёз воспринять её в практических целях я не мог. </text:p>
      <text:p text:style-name="P3">И дело вовсе не в злопамятности, типа «ах, не дала, так теперь иди погуляй». </text:p>
      <text:p text:style-name="P3">Нет, я не такой.</text:p>
      <text:p text:style-name="P3">Всё из-за моей послуш<text:span text:style-name="T1">лив</text:span>ой исполнительности; мне один раз скажут «нет» и я послушно отступ<text:span text:style-name="T1">а</text:span>ю, а чтобы впоследствии <text:span text:style-name="T1">я</text:span> снова приступил <text:span text:style-name="T1">мне </text:span>нужно сказать «иди сюда». </text:p>
      <text:p text:style-name="P3">Она же понадеялась обойтись <text:span text:style-name="T1">ликёром</text:span>.</text:p>
      <text:p text:style-name="P3">Не мог я сосредоточиться и на другой практикантке, тоже Ирине, но <text:span text:style-name="T1">уже </text:span>из Нежина <text:span text:style-name="T2">— на</text:span> дочери проректора Будовского. </text:p>
      <text:p text:style-name="P3">Во-первых, мне не импонировала его лысина и <text:span text:style-name="T1">общий </text:span>моральный облик, а во-вторых, сразу ж видно, что она ещё целка.</text:p>
      <text:p text:style-name="P3">Так что лавры первенства, <text:span text:style-name="T1">вполне предсказуемо и</text:span> неизбежно, достались блондинке-физруку, опять-таки Ирине, но из соседнего лагеря.</text:p>
      <text:p text:style-name="P3">Сначала мы встречались <text:span text:style-name="T1">с ней </text:span>на берегу реки в <text:span text:style-name="T1">сопровождении</text:span> её «спидол<text:span text:style-name="T1">ы</text:span>», но в <text:span text:style-name="T1">моём </text:span>спортзале оказалось теплее.</text:p>
      <text:p text:style-name="P3"/>
      <text:p text:style-name="P3">Один раз <text:span text:style-name="T1">меня посетила</text:span> группа гостей: Славик, Двойка и Петюня для игры в преферанс и Света для всего остального.</text:p>
      <text:p text:style-name="P3">После игры мальчики побегали по спортзалу за ёжиком, которого <text:span text:style-name="T3">в тот день </text:span>принесли ко мне пионеры.</text:p>
      <text:p text:style-name="P3"><text:s/>Я попросил их не мучить животное и они переключились на подслушивание эротических арий из радиоузла, где Ирина из Бахмача принимала приехавшего к ней в тот же день гостя, <text:span text:style-name="T1">тоже</text:span> из Бахмача.</text:p>
      <text:p text:style-name="P3">Я выдал мальчикам лагерные одеяла — не спать же им на голых досках, и выключил свет.</text:p>
      <text:p text:style-name="P3">Света, имевшая законное право на часть моей койки, исполнила с этого возвышения для трёх, притихших вдруг на полу меломанов, концерт для флейты без оркестра.</text:p>
      <text:p text:style-name="P4">В другой<text:span text:style-name="T4"> раз я съездил в Нежин, типа, на выходной, но повёл там себя как свинья. </text:span></text:p>
      <text:p text:style-name="P3">Облопался колёсами и, <text:span text:style-name="T5">обедая</text:span> в столовой на вокзале, <text:span text:style-name="T5">хотел уснуть</text:span> на тарелке с борщом. </text:p>
      <text:p text:style-name="P3">Ир<text:span text:style-name="T5">у это</text:span> возмутил<text:span text:style-name="T5">о</text:span> и <text:span text:style-name="T6">она </text:span>ушла. </text:p>
      <text:p text:style-name="P3">Пришлось Славику, который тоже ехал в Чернигов, тащить меня, как овощ, в дизель-поезд. </text:p>
      <text:p text:style-name="P3">Потому что ветка до Чернигова не электрофицирована.</text:p>
      <text:p text:style-name="P3">В <text:span text:style-name="T5">дизель-</text:span>поезде я проспался, но мне всё равно было нудно. Как и большую часть той практики.</text:p>
      <text:p text:style-name="P3">Нудно, что соврал мужику в поле, который спросил из какого я лагеря. </text:p>
      <text:p text:style-name="P3">Зачем сказал, что из «Химика»?</text:p>
      <text:p text:style-name="P5">Нудно, что когда в лес, на чьей-то папиной «волге», заехали <text:span text:style-name="T5">черниговские недоросли, </text:span><text:s/>начали блатовать и один <text:span text:style-name="T5">из них </text:span>достал <text:span text:style-name="T5">красивый </text:span>нож-тесак, я заоглядывался за какой-нибудь палкой, хот<text:span text:style-name="T5">ь</text:span> видно ж было — он только и ждёт, чтобы у него отняли.</text:p>
      <text:p text:style-name="P5">Секунда промедления, момент упущен и <text:span text:style-name="T2">— </text:span>трофей достался шофёру лагеря. <text:span text:style-name="T5">Молодец мужик.</text:span></text:p>
      <text:p text:style-name="P5">Нудно, что, ныряя с обрыва, <text:span text:style-name="T5">я</text:span> чересчур запрокинулся и, типа, вывихнул хребет, <text:span text:style-name="T5">но отлежался.</text:span></text:p>
      <text:p text:style-name="P5">Нудно, что, при ночном купании в реке, на берег заехала <text:span text:style-name="T5">какая-то </text:span>легковушка, <text:span text:style-name="T5">высвечивая</text:span> <text:s/>фарами девушек, которые <text:span text:style-name="T5">уже </text:span>передумали купаться, <text:span text:style-name="T5">и </text:span>мне пришлось выходить из воды в чём <text:soft-page-break/>мать родила, вооружённому лишь перекошенным выражением небритого лица.</text:p>
      <text:p text:style-name="P5"><text:span text:style-name="T7">Не знаю какую аборигеновую маску изобразил мой анфас, н</text:span>о фары <text:span text:style-name="T7">потушили</text:span>. </text:p>
      <text:p text:style-name="P5">Потом Ирина из Бахмача насмешки строила — вот уж не знала, что у меня такой маленький. Меня и это не задело — как-то всё нудно...</text:p>
      <text:p text:style-name="P7"><text:span text:style-name="T9"><text:tab/><text:tab/><text:tab/></text:span><text:bookmark text:name="L1"/><text:span text:style-name="T8">Дар напрасный, дар случайный,<text:line-break/></text:span><text:bookmark text:name="L2"/><text:span text:style-name="T8"><text:tab/><text:tab/><text:tab/>Жизнь, зачем ты мне дана?.</text:span>.</text:p>
      <text:p text:style-name="P7"/>
      <text:p text:style-name="P5">А что на день Посейдона пионеры двух лагерей меня поймали и бросили в пруд рядом с речкой, <text:span text:style-name="T5">это</text:span> правильно, <text:span text:style-name="T5">а </text:span>не нудно.</text:p>
      <text:p text:style-name="P5">Сперва обидно, мокро, а потом смешно — молодцы, шпингалеты! Так и надо!</text:p>
      <text:p text:style-name="P5"/>
      <text:p text:style-name="P5">В ночь перед отъездом мы с Ириной физруком опять сидели над рекой. <text:s/></text:p>
      <text:p text:style-name="P5">Звёзд высыпало столько, что за ними и неба не видно и меня охватило томление, что как-то всё уходит, утрачивается.</text:p>
      <text:p text:style-name="P5">Она <text:span text:style-name="T10">почему-то</text:span> не дала и мы просто сидели, опёршись спиной в спину. </text:p>
      <text:p text:style-name="P6">Звёзды светили снизу <text:span text:style-name="T11">—</text:span> из широкого плёса тихого Снова, и сверху тоже. </text:p>
      <text:p text:style-name="P6">Вот они были и будут, а удержать их всё равно невозможно. Всё утекает.</text:p>
      <text:p text:style-name="P6"><text:span text:style-name="T10">Наверное, э</text:span>то <text:span text:style-name="T12">всё из-за </text:span>«спидол<text:span text:style-name="T10">ы</text:span>», <text:span text:style-name="T10">что </text:span>начала вдруг читать проповедь на английском. </text:p>
      <text:p text:style-name="P6">О чём конкретно я не понял, потому что <text:span text:style-name="T12">говорилось </text:span>не про семью Паркеров из институтских текстов, но <text:span text:style-name="T12">можно догадаться</text:span>, что проповедь.</text:p>
      <text:p text:style-name="P6">Я проводил <text:span text:style-name="T13">Ирину</text:span> до «Химика». Она зашла и заперла ворота, но я её снова окликнул. </text:p>
      <text:p text:style-name="P6">Мы взобрались на ворота с двух сторон и простились по-лагерному — поцелуем поверх решётки.</text:p>
      <text:p text:style-name="P6">Прости-прощай, утрата.</text:p>
      <text:p text:style-name="P6"/>
      <text:p text:style-name="P6">С городом Прилуки я знаком был давно, но заочно. На пачках «Примы» сзади напечатано «сигаретна ф-ка м. Прилуки».</text:p>
      <text:p text:style-name="P6">Город Прилуки построили немцы во время его оккупации, поэтому улицы в нём строго параллельны и методично перпендикулярны друг другу. </text:p>
      <text:p text:style-name="P6">За исключением той окраинной, где впоследствии построили автовокзал.</text:p>
      <text:p text:style-name="P6">Командир студенческого отряда — Владимир Майба с физмата. </text:p>
      <text:p text:style-name="P6">Комиссаром — Игорь, украинский националист. Он подозревает Майбу, что тот сексот и потому постоянно над ним насмехается и всячески подрывает авторитет.</text:p>
      <text:p text:style-name="P6">А я, типа, ведущий специалист, потому что у меня в военном билете написано «каменщик».</text:p>
      <text:p text:style-name="P6">В отряде две девушки и пятнадцать студенто<text:span text:style-name="T12">в-физматовцев</text:span>, не считая командного звена.</text:p>
      <text:p text:style-name="P6">Нас разместили в общежитии «химиков», но только на одну ночь — утром поедем <text:span text:style-name="T14">в 4-ю автобазу, что на шоссе между селом Ивковцы и посёлком Ладан.</text:span></text:p>
      <text:p text:style-name="P6"/>
      <text:p text:style-name="P6">«<text:span text:style-name="T14">Химики» это заключённые, которых за примерное поведение выпускают из зоны доматывать свой срок «на химии». </text:span></text:p>
      <text:p text:style-name="P1">Какой-нибудь завод, или фабрика с вредным для здоровья производством, шахта, стройка — всё годится, чтобы стать «химией» для примерных зэков.</text:p>
      <text:p text:style-name="P1">Контроль за «химиками» довольно жёсткий — в общагу <text:span text:style-name="T12">они должны </text:span>являться не позже указанного часа, не попадаться с выпивкой, блядей не приводить <text:s/>и много других «не»; но всё-таки не под конвоем и спишь не в кубрике общей спальни. </text:p>
      <text:p text:style-name="P1">Опять же какая-никакая — зарплата. <text:span text:style-name="T12">Лишь бы</text:span> мент-воспитатель на тебя в обиде <text:span text:style-name="T12">не остался</text:span>, <text:span text:style-name="T12">не</text:span> то отвезут обратно на зону.</text:p>
      <text:p text:style-name="P1"/>
      <text:p text:style-name="P1">После душа мы с Игорем, который хоть и националист, но говорит на чисто русском и мечтает о Питере — культурной столице, вышли ознакомится с геометрической правильностью Прилук.</text:p>
      <text:p text:style-name="P1">- Катраниха! Ни хрена себе! Это ты?</text:p>
      <text:p text:style-name="P1"><text:soft-page-break/>- Тише ты! Мои ученики могут увидеть. Я ж тут учительница.</text:p>
      <text:p text:style-name="P1">Ну, конечно, извини запамятовал. </text:p>
      <text:p text:style-name="P1">Она уже год как сеет тут разумное, доброе, вечно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7:29:42.613938671</meta:creation-date>
    <dc:date>2017-03-02T17:29:49.938148945</dc:date>
    <dc:creator>sehrguey </dc:creator>
    <meta:editing-duration>PT7S</meta:editing-duration>
    <meta:editing-cycles>1</meta:editing-cycles>
    <meta:document-statistic meta:table-count="0" meta:image-count="0" meta:object-count="0" meta:page-count="3" meta:paragraph-count="63" meta:word-count="983" meta:character-count="6243" meta:non-whitespace-character-count="5273"/>
    <meta:generator>LibreOffice/4.3.3.2$Linux_x86 LibreOffice_project/430m0$Build-2</meta:generator>
  </office:meta>
</office:document-meta>
</file>